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A000001E89D1BE147C80DC955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subtitle">
      <style:graphic-properties draw:fill-color="#ffffff" fo:min-height="0.582cm"/>
    </style:style>
    <style:style style:name="pr4" style:family="presentation" style:parent-style-name="DNA-subtitle">
      <style:graphic-properties draw:fill-color="#ffffff" fo:min-height="0.603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color="#000000" fo:font-size="15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style:style style:name="T3" style:family="text">
      <style:text-properties fo:color="#000000"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4.2cm" svg:height="1.05cm" svg:x="2.6cm" svg:y="3.2cm">
          <text:p text:style-name="P1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7cm" svg:y1="1.8cm" svg:x2="4.7cm" svg:y2="3.2cm">
          <text:p/>
        </draw:line>
        <draw:line draw:style-name="gr3" draw:text-style-name="P2" draw:layer="layout" svg:x1="4.5cm" svg:y1="2.2cm" svg:x2="4.9cm" svg:y2="2.2cm">
          <text:p/>
        </draw:line>
        <draw:frame presentation:style-name="pr1" draw:text-style-name="P3" draw:layer="layout" svg:width="1cm" svg:height="0.8cm" svg:x="4.8cm" svg:y="4.3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4.7cm" svg:y="1.8cm">
          <draw:text-box>
            <text:p><text:span text:style-name="T1">8</text:span></text:p>
          </draw:text-box>
        </draw:frame>
        <draw:frame presentation:style-name="pr2" draw:text-style-name="P4" draw:layer="layout" svg:width="1.6cm" svg:height="0.967cm" svg:x="7.9cm" svg:y="3.533cm">
          <draw:text-box>
            <text:p><text:span text:style-name="T2">etime</text:span></text:p>
          </draw:text-box>
        </draw:frame>
        <draw:line draw:style-name="gr2" draw:text-style-name="P2" draw:layer="layout" svg:x1="8cm" svg:y1="4cm" svg:x2="6.8cm" svg:y2="4cm">
          <text:p/>
        </draw:line>
        <draw:line draw:style-name="gr3" draw:text-style-name="P2" draw:layer="layout" svg:x1="4.5cm" svg:y1="4.7cm" svg:x2="4.9cm" svg:y2="4.7cm">
          <text:p/>
        </draw:line>
        <draw:line draw:style-name="gr4" draw:text-style-name="P5" draw:layer="layout" svg:x1="4.7cm" svg:y1="4.2cm" svg:x2="4.7cm" svg:y2="5.1cm">
          <text:p/>
        </draw:line>
        <draw:custom-shape draw:style-name="gr5" draw:text-style-name="P1" draw:layer="layout" svg:width="0.4cm" svg:height="0.4cm" draw:transform="rotate (2.36439753767672) translate (2.644cm 4.0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1.442cm" svg:y1="3.773cm" svg:x2="2.642cm" svg:y2="3.773cm">
          <text:p/>
        </draw:line>
        <draw:frame presentation:style-name="pr3" draw:text-style-name="P6" draw:layer="layout" svg:width="1.5cm" svg:height="0.582cm" svg:x="0.042cm" svg:y="3.491cm">
          <draw:text-box>
            <text:p><text:span text:style-name="T3">clock</text:span></text:p>
          </draw:text-box>
        </draw:frame>
        <draw:line draw:style-name="gr2" draw:text-style-name="P2" draw:layer="layout" svg:x1="4.7cm" svg:y1="4.288cm" svg:x2="4.7cm" svg:y2="5.688cm">
          <text:p/>
        </draw:line>
        <draw:frame presentation:style-name="pr1" draw:text-style-name="P6" draw:layer="layout" svg:width="1cm" svg:height="0.8cm" svg:x="4.3cm" svg:y="1.101cm">
          <draw:text-box>
            <text:p><text:span text:style-name="T3">time</text:span></text:p>
          </draw:text-box>
        </draw:frame>
        <draw:custom-shape draw:style-name="gr1" draw:text-style-name="P1" draw:layer="layout" svg:width="4.2cm" svg:height="1.05cm" svg:x="3.5cm" svg:y="9.901cm">
          <text:p text:style-name="P1"><text:span text:style-name="T1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5cm" svg:y1="8.601cm" svg:x2="5.5cm" svg:y2="9.901cm">
          <text:p/>
        </draw:line>
        <draw:line draw:style-name="gr3" draw:text-style-name="P2" draw:layer="layout" svg:x1="5.3cm" svg:y1="9.001cm" svg:x2="5.7cm" svg:y2="9.001cm">
          <text:p/>
        </draw:line>
        <draw:line draw:style-name="gr2" draw:text-style-name="P2" draw:layer="layout" svg:x1="5.488cm" svg:y1="10.989cm" svg:x2="5.488cm" svg:y2="12.289cm">
          <text:p/>
        </draw:line>
        <draw:frame presentation:style-name="pr1" draw:text-style-name="P3" draw:layer="layout" svg:width="1cm" svg:height="0.8cm" svg:x="5.588cm" svg:y="10.989cm">
          <draw:text-box>
            <text:p><text:span text:style-name="T1">3</text:span></text:p>
          </draw:text-box>
        </draw:frame>
        <draw:line draw:style-name="gr3" draw:text-style-name="P2" draw:layer="layout" svg:x1="5.288cm" svg:y1="11.389cm" svg:x2="5.688cm" svg:y2="11.389cm">
          <text:p/>
        </draw:line>
        <draw:frame presentation:style-name="pr4" draw:text-style-name="P4" draw:layer="layout" svg:width="1.2cm" svg:height="0.603cm" svg:x="8.8cm" svg:y="10.098cm">
          <draw:text-box>
            <text:p><text:span text:style-name="T2">eNS</text:span></text:p>
          </draw:text-box>
        </draw:frame>
        <draw:frame presentation:style-name="pr1" draw:text-style-name="P6" draw:layer="layout" svg:width="1cm" svg:height="0.8cm" svg:x="5.1cm" svg:y="12.302cm">
          <draw:text-box>
            <text:p><text:span text:style-name="T3">NS</text:span></text:p>
          </draw:text-box>
        </draw:frame>
        <draw:line draw:style-name="gr6" draw:text-style-name="P5" draw:layer="layout" svg:x1="8.8cm" svg:y1="10.401cm" svg:x2="7.7cm" svg:y2="10.401cm">
          <text:p/>
        </draw:line>
        <draw:custom-shape draw:style-name="gr5" draw:text-style-name="P1" draw:layer="layout" svg:width="0.4cm" svg:height="0.4cm" draw:transform="rotate (2.36439753767672) translate (3.502cm 10.78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2.4cm" svg:y1="10.501cm" svg:x2="3.6cm" svg:y2="10.501cm">
          <text:p/>
        </draw:line>
        <draw:frame presentation:style-name="pr3" draw:text-style-name="P6" draw:layer="layout" svg:width="1.5cm" svg:height="0.582cm" svg:x="1.1cm" svg:y="10.219cm">
          <draw:text-box>
            <text:p><text:span text:style-name="T3">clock</text:span></text:p>
          </draw:text-box>
        </draw:frame>
        <draw:custom-shape draw:style-name="gr1" draw:text-style-name="P1" draw:layer="layout" svg:width="4.2cm" svg:height="1.05cm" svg:x="19.5cm" svg:y="12.2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.5cm" svg:y1="10.9cm" svg:x2="21.5cm" svg:y2="12.2cm">
          <text:p/>
        </draw:line>
        <draw:frame presentation:style-name="pr1" draw:text-style-name="P3" draw:layer="layout" svg:width="1cm" svg:height="0.8cm" svg:x="21.6cm" svg:y="10.9cm">
          <draw:text-box>
            <text:p><text:span text:style-name="T1">2</text:span></text:p>
          </draw:text-box>
        </draw:frame>
        <draw:line draw:style-name="gr3" draw:text-style-name="P2" draw:layer="layout" svg:x1="21.3cm" svg:y1="11.3cm" svg:x2="21.7cm" svg:y2="11.3cm">
          <text:p/>
        </draw:line>
        <draw:line draw:style-name="gr2" draw:text-style-name="P2" draw:layer="layout" svg:x1="21.488cm" svg:y1="13.288cm" svg:x2="21.488cm" svg:y2="14.588cm">
          <text:p/>
        </draw:line>
        <draw:frame presentation:style-name="pr1" draw:text-style-name="P3" draw:layer="layout" svg:width="1cm" svg:height="0.8cm" svg:x="21.588cm" svg:y="13.288cm">
          <draw:text-box>
            <text:p><text:span text:style-name="T1">2</text:span></text:p>
          </draw:text-box>
        </draw:frame>
        <draw:line draw:style-name="gr3" draw:text-style-name="P2" draw:layer="layout" svg:x1="21.288cm" svg:y1="13.688cm" svg:x2="21.688cm" svg:y2="13.688cm">
          <text:p/>
        </draw:line>
        <draw:frame presentation:style-name="pr4" draw:text-style-name="P4" draw:layer="layout" svg:width="1.2cm" svg:height="0.603cm" svg:x="24.7cm" svg:y="12.401cm">
          <draw:text-box>
            <text:p><text:span text:style-name="T2">eP</text:span></text:p>
          </draw:text-box>
        </draw:frame>
        <draw:frame presentation:style-name="pr1" draw:text-style-name="P6" draw:layer="layout" svg:width="1cm" svg:height="0.8cm" svg:x="21cm" svg:y="14.601cm">
          <draw:text-box>
            <text:p><text:span text:style-name="T3">P</text:span></text:p>
          </draw:text-box>
        </draw:frame>
        <draw:line draw:style-name="gr6" draw:text-style-name="P5" draw:layer="layout" svg:x1="24.826cm" svg:y1="12.7cm" svg:x2="23.726cm" svg:y2="12.7cm">
          <text:p/>
        </draw:line>
        <draw:custom-shape draw:style-name="gr5" draw:text-style-name="P1" draw:layer="layout" svg:width="0.4cm" svg:height="0.4cm" draw:transform="rotate (2.36439753767672) translate (19.53cm 13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18.428cm" svg:y1="12.782cm" svg:x2="19.628cm" svg:y2="12.782cm">
          <text:p/>
        </draw:line>
        <draw:frame presentation:style-name="pr3" draw:text-style-name="P6" draw:layer="layout" svg:width="1.5cm" svg:height="0.582cm" svg:x="17.028cm" svg:y="12.5cm">
          <draw:text-box>
            <text:p><text:span text:style-name="T3">clock</text:span></text:p>
          </draw:text-box>
        </draw:frame>
        <draw:custom-shape draw:style-name="gr1" draw:text-style-name="P1" draw:layer="layout" svg:width="4.2cm" svg:height="1.05cm" svg:x="19.1cm" svg:y="3.601cm">
          <text:p text:style-name="P1"><text:span text:style-name="T1">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.1cm" svg:y1="2.301cm" svg:x2="21.1cm" svg:y2="3.601cm">
          <text:p/>
        </draw:line>
        <draw:frame presentation:style-name="pr1" draw:text-style-name="P3" draw:layer="layout" svg:width="1cm" svg:height="0.8cm" svg:x="21.2cm" svg:y="2.301cm">
          <draw:text-box>
            <text:p><text:span text:style-name="T1">3</text:span></text:p>
          </draw:text-box>
        </draw:frame>
        <draw:line draw:style-name="gr3" draw:text-style-name="P2" draw:layer="layout" svg:x1="20.9cm" svg:y1="2.701cm" svg:x2="21.3cm" svg:y2="2.701cm">
          <text:p/>
        </draw:line>
        <draw:line draw:style-name="gr2" draw:text-style-name="P2" draw:layer="layout" svg:x1="21.088cm" svg:y1="4.689cm" svg:x2="21.088cm" svg:y2="5.989cm">
          <text:p/>
        </draw:line>
        <draw:frame presentation:style-name="pr1" draw:text-style-name="P3" draw:layer="layout" svg:width="1cm" svg:height="0.8cm" svg:x="21.188cm" svg:y="4.689cm">
          <draw:text-box>
            <text:p><text:span text:style-name="T1">3</text:span></text:p>
          </draw:text-box>
        </draw:frame>
        <draw:line draw:style-name="gr3" draw:text-style-name="P2" draw:layer="layout" svg:x1="20.888cm" svg:y1="5.089cm" svg:x2="21.288cm" svg:y2="5.089cm">
          <text:p/>
        </draw:line>
        <draw:frame presentation:style-name="pr4" draw:text-style-name="P4" draw:layer="layout" svg:width="1.2cm" svg:height="0.603cm" svg:x="24.5cm" svg:y="3.902cm">
          <draw:text-box>
            <text:p><text:span text:style-name="T2">eEW</text:span></text:p>
          </draw:text-box>
        </draw:frame>
        <draw:frame presentation:style-name="pr1" draw:text-style-name="P6" draw:layer="layout" svg:width="1cm" svg:height="0.8cm" svg:x="20.6cm" svg:y="6.002cm">
          <draw:text-box>
            <text:p><text:span text:style-name="T3">EW</text:span></text:p>
          </draw:text-box>
        </draw:frame>
        <draw:line draw:style-name="gr6" draw:text-style-name="P5" draw:layer="layout" svg:x1="24.413cm" svg:y1="4.201cm" svg:x2="23.313cm" svg:y2="4.201cm">
          <text:p/>
        </draw:line>
        <draw:custom-shape draw:style-name="gr5" draw:text-style-name="P1" draw:layer="layout" svg:width="0.4cm" svg:height="0.4cm" draw:transform="rotate (2.36439753767672) translate (19.116cm 4.4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18.014cm" svg:y1="4.192cm" svg:x2="19.214cm" svg:y2="4.192cm">
          <text:p/>
        </draw:line>
        <draw:frame presentation:style-name="pr3" draw:text-style-name="P6" draw:layer="layout" svg:width="1.5cm" svg:height="0.582cm" svg:x="16.614cm" svg:y="3.91cm">
          <draw:text-box>
            <text:p><text:span text:style-name="T3">clock</text:span></text:p>
          </draw:text-box>
        </draw:frame>
        <draw:frame presentation:style-name="pr2" draw:text-style-name="P6" draw:layer="layout" svg:width="1.9cm" svg:height="0.967cm" svg:x="4.5cm" svg:y="7.902cm">
          <draw:text-box>
            <text:p><text:span text:style-name="T3">sMuxNS</text:span></text:p>
          </draw:text-box>
        </draw:frame>
        <draw:frame presentation:style-name="pr2" draw:text-style-name="P6" draw:layer="layout" svg:width="2.2cm" svg:height="0.967cm" svg:x="20cm" svg:y="1.503cm">
          <draw:text-box>
            <text:p><text:span text:style-name="T3">sMuxEW</text:span></text:p>
          </draw:text-box>
        </draw:frame>
        <draw:frame presentation:style-name="pr2" draw:text-style-name="P6" draw:layer="layout" svg:width="2.2cm" svg:height="0.967cm" svg:x="20.4cm" svg:y="10.1cm">
          <draw:text-box>
            <text:p><text:span text:style-name="T3">sMuxP</text:span></text:p>
          </draw:text-box>
        </draw:frame>
        <draw:frame presentation:style-name="pr3" draw:text-style-name="P4" draw:layer="layout" svg:width="1.658cm" svg:height="0.582cm" svg:x="8.042cm" svg:y="3.191cm">
          <draw:text-box>
            <text:p><text:span text:style-name="T2">rsttime</text:span></text:p>
          </draw:text-box>
        </draw:frame>
        <draw:line draw:style-name="gr2" draw:text-style-name="P2" draw:layer="layout" svg:x1="8.013cm" svg:y1="3.5cm" svg:x2="6.813cm" svg:y2="3.5cm">
          <text:p/>
        </draw:lin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draw:frame draw:style-name="gr8" draw:text-style-name="P2" draw:layer="layout" svg:width="18.89cm" svg:height="12.911cm" svg:x="3.2cm" svg:y="1.289cm">
          <draw:image xlink:href="Pictures/10000000000002CA000001E89D1BE147C80DC955.png" xlink:type="simple" xlink:show="embed" xlink:actuate="onLoad">
            <text:p/>
          </draw:image>
        </draw:frame>
        <draw:frame presentation:style-name="pr2" draw:text-style-name="P4" draw:layer="layout" svg:width="1.6cm" svg:height="0.967cm" svg:x="15.7cm" svg:y="5.934cm">
          <draw:text-box>
            <text:p><text:span text:style-name="T2">ctime</text:span></text:p>
          </draw:text-box>
        </draw:frame>
        <draw:frame presentation:style-name="pr2" draw:text-style-name="P4" draw:layer="layout" svg:width="1.6cm" svg:height="0.967cm" svg:x="14.788cm" svg:y="3.148cm">
          <draw:text-box>
            <text:p><text:span text:style-name="T2">ssom</text:span></text:p>
          </draw:text-box>
        </draw:frame>
        <draw:line draw:style-name="gr2" draw:text-style-name="P2" draw:layer="layout" svg:x1="14.9cm" svg:y1="3.601cm" svg:x2="13.812cm" svg:y2="3.601cm">
          <text:p/>
        </draw:line>
        <draw:line draw:style-name="gr2" draw:text-style-name="P2" draw:layer="layout" svg:x1="15.8cm" svg:y1="6.401cm" svg:x2="14.488cm" svg:y2="6.414cm">
          <text:p/>
        </draw:line>
        <draw:custom-shape draw:style-name="gr5" draw:text-style-name="P1" draw:layer="layout" svg:width="0.4cm" svg:height="0.4cm" draw:transform="rotate (2.36439753767672) translate (10.744cm 6.6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6" draw:text-style-name="P5" draw:layer="layout" svg:x1="9.542cm" svg:y1="6.373cm" svg:x2="10.742cm" svg:y2="6.373cm">
          <text:p/>
        </draw:line>
        <draw:frame presentation:style-name="pr3" draw:text-style-name="P6" draw:layer="layout" svg:width="1.5cm" svg:height="0.582cm" svg:x="8.142cm" svg:y="6.091cm">
          <draw:text-box>
            <text:p><text:span text:style-name="T3">clock</text:span></text:p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6M13S</meta:editing-duration>
    <meta:editing-cycles>18</meta:editing-cycles>
    <meta:generator>LibreOffice/6.0.3.2$Linux_X86_64 LibreOffice_project/00m0$Build-2</meta:generator>
    <dc:title>DNA</dc:title>
    <dc:date>2018-09-03T13:05:01.293230921</dc:date>
    <meta:document-statistic meta:object-count="91"/>
  </office:meta>
</office:document-meta>
</file>